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4b1" officeooo:paragraph-rsid="000b24b1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jjajajajajajaj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48:26.676963889</meta:creation-date>
    <dc:date>2018-09-17T09:10:12.431941815</dc:date>
    <meta:editing-duration>PT21M4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1" meta:character-count="17" meta:non-whitespace-character-count="17"/>
  </office:meta>
</office:document-meta>
</file>